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ExpressionComparator.ValueExpressionComparator( FacesContext facesContext , String var , ValueExpression valu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lueExpressionComparator.equals( Object 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ValueExpressionComparator.ValueExpressionComparator( FacesContext facesContext , String var , ValueExpression valueExpression , boolean reverse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ExpressionComparator.ValueExpressionComparator( FacesContext facesContext , String var , ValueExpression valueExpression , boolean rever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ExpressionComparator.ValueExpressionComparator( FacesContext facesContext , String var , ValueExpression valueExpression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ueExpressionComparator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ExpressionComparator.compare( Object param1 , Object param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